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FLoggerAdapter.debug( String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FLoggerAdapter.fatalErro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SPFLoggerAdapter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warn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nfo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getChildLogger( String chi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FLoggerAdapt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erro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SPFLoggerAdapter( String name ,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FLoggerAdapter.fatalError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war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nfo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FLoggerAdapter.debug( String arg0 , Throwable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F.service( Mail mai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PFLoggerAdapter.error( String arg0 , Throwable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